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2181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0.9339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d8c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4" office:value-type="string" calcext:value-type="string">
            <text:p>Forth-83</text:p>
          </table:table-cell>
          <table:table-cell table:style-name="ce4" office:value-type="string" calcext:value-type="string">
            <text:p>ceForth</text:p>
          </table:table-cell>
          <table:table-cell table:style-name="ce4" office:value-type="string" calcext:value-type="string">
            <text:p>eForth.js</text:p>
          </table:table-cell>
          <table:table-cell table:style-name="ce4" office:value-type="string" calcext:value-type="string">
            <text:p>weForth</text:p>
          </table:table-cell>
          <table:table-cell table:style-name="ce4" office:value-type="string" calcext:value-type="string">
            <text:p>nanoForth</text:p>
          </table:table-cell>
          <table:table-cell table:style-name="ce4" office:value-type="string" calcext:value-type="string">
            <text:p>eForth1</text:p>
          </table:table-cell>
          <table:table-cell table:style-name="ce4" office:value-type="string" calcext:value-type="string">
            <text:p>Forth Word</text:p>
          </table:table-cell>
          <table:table-cell table:style-name="ce4" office:value-type="string" calcext:value-type="string">
            <text:p>Partition</text:p>
          </table:table-cell>
          <table:table-cell table:style-name="ce4" office:value-type="string" calcext:value-type="string">
            <text:p>ANS Forth</text:p>
          </table:table-cell>
          <table:table-cell table:style-name="ce4" office:value-type="string" calcext:value-type="string">
            <text:p>Description</text:p>
          </table:table-cell>
          <table:table-cell table:number-columns-repeated="3"/>
          <table:table-cell table:style-name="ce2" table:number-columns-repeated="1011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TIB</text:p>
          </table:table-cell>
          <table:table-cell office:value-type="string" calcext:value-type="string">
            <text:p>CORE EX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COMPIL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INTERPRE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ABOR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MOD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TIB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ADD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K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CH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AM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UPP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KE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UNIQU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”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FT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readAna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SE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at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me as M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Forth-83/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PILE-ONL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office:value-type="string" calcext:value-type="string">
            <text:p>do..loop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o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L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N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V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style-name="ce3" office:value-type="string" calcext:value-type="string">
            <text:p>FOR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-83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table:number-columns-repeated="3"/>
          <table:table-cell table:style-name="ce1"/>
          <table:table-cell table:number-columns-repeated="1011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IN</text:p>
          </table:table-cell>
          <table:table-cell office:value-type="string" calcext:value-type="string">
            <text:p>Arduino/eForth1</text:p>
          </table:table-cell>
          <table:table-cell/>
          <table:table-cell office:value-type="string" calcext:value-type="string">
            <text:p>pinRea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eForth</text:p>
          </table:table-cell>
          <table:table-cell/>
          <table:table-cell office:value-type="string" calcext:value-type="string">
            <text:p>Milli-second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a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&gt;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EX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UMBER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digitalWri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CK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NT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EK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pinMod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INMODE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K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analogWri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rese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ve-for-execu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P@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A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office:value-type="string" calcext:value-type="string">
            <text:p>compilation st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  <table:table-cell table:number-columns-repeated="2"/>
          <table:table-cell table:style-name="ce1"/>
          <table:table-cell table:number-columns-repeated="1011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C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ucase-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M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office:value-type="string" calcext:value-type="string">
            <text:p>same as LEAV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OCABULARY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H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^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</table:table>
      <table:table table:name="fig standard" table:style-name="ta1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#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#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*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*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+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+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.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0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0=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table:style-name="ce1" office:value-type="string" calcext:value-type="string">
            <text:p>1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table:style-name="ce1" office:value-type="string" calcext:value-type="string">
            <text:p>1-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2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2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2/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2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2DR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2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2OV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2SWA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&lt;#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&gt;BODY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&gt;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&gt;NUMB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&gt;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?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office:value-type="string" calcext:value-type="string">
            <text:p>ABOR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office:value-type="string" calcext:value-type="string">
            <text:p>ALIG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office:value-type="string" calcext:value-type="string">
            <text:p>ALIGNE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office:value-type="string" calcext:value-type="string">
            <text:p>ALLO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office:value-type="string" calcext:value-type="string">
            <text:p>BEG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!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office:value-type="string" calcext:value-type="string">
            <text:p>CELL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+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office:value-type="string" calcext:value-type="string">
            <text:p>CONSTA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office:value-type="string" calcext:value-type="string">
            <text:p>DR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office:value-type="string" calcext:value-type="string">
            <text:p>EL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office:value-type="string" calcext:value-type="string">
            <text:p>EM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?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office:value-type="string" calcext:value-type="string">
            <text:p>EVALU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office:value-type="string" calcext:value-type="string">
            <text:p>EXECU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office:value-type="string" calcext:value-type="string">
            <text:p>FIL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M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office:value-type="string" calcext:value-type="string">
            <text:p>HOL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office:value-type="string" calcext:value-type="string">
            <text:p>IMMEDI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office:value-type="string" calcext:value-type="string">
            <text:p>INVER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office:value-type="string" calcext:value-type="string">
            <text:p>LEAV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office:value-type="string" calcext:value-type="string">
            <text:p>LITERA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office:value-type="string" calcext:value-type="string">
            <text:p>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SHIF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office:value-type="string" calcext:value-type="string">
            <text:p>NEG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office:value-type="string" calcext:value-type="string">
            <text:p>POSTPON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office:value-type="string" calcext:value-type="string">
            <text:p>QUI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&g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@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office:value-type="string" calcext:value-type="string">
            <text:p>RECURS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SHIFT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"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&gt;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M/REM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office:value-type="string" calcext:value-type="string">
            <text:p>SPACES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office:value-type="string" calcext:value-type="string">
            <text:p>SWA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.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&lt;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M*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M/MO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office:value-type="string" calcext:value-type="string">
            <text:p>UNLOOP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[']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[CHAR]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.(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.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0&lt;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0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2&gt;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2R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2R@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:NONAM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&lt;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?DO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office:value-type="string" calcext:value-type="string">
            <text:p>ACTION-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: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"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office:value-type="string" calcext:value-type="string">
            <text:p>DEFE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!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@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C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office:value-type="string" calcext:value-type="string">
            <text:p>ERA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office:value-type="string" calcext:value-type="string">
            <text:p>HOLDS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office:value-type="string" calcext:value-type="string">
            <text:p>MARKE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office:value-type="string" calcext:value-type="string">
            <text:p>NIP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office:value-type="string" calcext:value-type="string">
            <text:p>PA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office:value-type="string" calcext:value-type="string">
            <text:p>PARS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office:value-type="string" calcext:value-type="string">
            <text:p>PARSE-NAM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office:value-type="string" calcext:value-type="string">
            <text:p>PICK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office:value-type="string" calcext:value-type="string">
            <text:p>REFILL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office:value-type="string" calcext:value-type="string">
            <text:p>RESTORE-INPUT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\"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office:value-type="string" calcext:value-type="string">
            <text:p>SAVE-INPUT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office:value-type="string" calcext:value-type="string">
            <text:p>TUCK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.R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&gt;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office:value-type="string" calcext:value-type="string">
            <text:p>WITHIN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[COMPILE]</text:p>
          </table:table-cell>
        </table:table-row>
        <table:table-row table:style-name="ro1"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\</text:p>
          </table:table-cell>
        </table:table-row>
      </table:table>
      <table:named-expressions/>
      <table:database-ranges>
        <table:database-range table:name="__Anonymous_Sheet_DB__0" table:target-range-address="word_set_full.A1:word_set_full.J55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09:40:29.652069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09T11:32:12.744556143</dc:date>
    <meta:editing-duration>PT8H47M26S</meta:editing-duration>
    <meta:editing-cycles>63</meta:editing-cycles>
    <meta:generator>LibreOffice/6.4.7.2$Linux_X86_64 LibreOffice_project/40$Build-2</meta:generator>
    <meta:document-statistic meta:table-count="2" meta:cell-count="3241" meta:object-count="0"/>
  </office:meta>
</office:document-meta>
</file>